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f813" officeooo:paragraph-rsid="001af813"/>
    </style:style>
    <style:style style:name="P2" style:family="paragraph" style:parent-style-name="Standard">
      <style:text-properties fo:font-size="14pt" fo:font-weight="bold" officeooo:rsid="001c3de4" officeooo:paragraph-rsid="001c3de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da4dc" officeooo:paragraph-rsid="001da4d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6pt" fo:font-weight="bold" officeooo:rsid="001c3de4" officeooo:paragraph-rsid="001c3de4" style:font-size-asian="16pt" style:font-weight-asian="bold" style:font-size-complex="16pt" style:font-weight-complex="bold"/>
    </style:style>
    <style:style style:name="P5" style:family="paragraph">
      <style:paragraph-properties fo:text-align="center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c3de4"/>
    </style:style>
    <style:style style:name="T4" style:family="text">
      <style:text-properties officeooo:rsid="001cf87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f879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cf879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da4dc" style:font-size-asian="14pt" style:font-weight-asian="bold" style:font-size-complex="14pt" style:font-weight-complex="bold"/>
    </style:style>
    <style:style style:name="T10" style:family="text">
      <style:text-properties fo:font-weight="normal" officeooo:rsid="001cf879" style:font-weight-asian="normal" style:font-weight-complex="normal"/>
    </style:style>
    <style:style style:name="T11" style:family="text">
      <style:text-properties fo:font-size="10pt" officeooo:rsid="001cf879" style:font-size-asian="10pt" style:font-size-complex="10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officeooo:rsid="001cf879" style:font-size-asian="13pt" style:font-size-complex="13pt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13pt" fo:font-weight="bold" officeooo:rsid="001cf879" style:font-size-asian="13pt" style:font-weight-asian="bold" style:font-size-complex="13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cf879" style:font-size-asian="12pt" style:font-size-complex="12pt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cf879" style:font-size-asian="12pt" style:font-weight-asian="normal" style:font-size-complex="12pt" style:font-weight-complex="normal"/>
    </style:style>
    <style:style style:name="T20" style:family="text">
      <style:text-properties fo:font-size="12pt" fo:font-weight="bold" officeooo:rsid="001da4dc" style:font-size-asian="12pt" style:font-weight-asian="bold" style:font-size-complex="12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66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ellipse text:anchor-type="paragraph" draw:z-index="29" draw:style-name="gr3" draw:text-style-name="P5" svg:width="0.9cm" svg:height="0.847cm" svg:x="10.546cm" svg:y="0.198cm"><text:p text:style-name="P5">V</text:p></draw:ellipse><draw:ellipse text:anchor-type="paragraph" draw:z-index="0" draw:style-name="gr1" draw:text-style-name="P5" svg:width="0.398cm" svg:height="0.424cm" svg:x="0.572cm" svg:y="4.828cm"><text:p/></draw:ellipse><draw:line text:anchor-type="paragraph" draw:z-index="1" draw:style-name="gr2" draw:text-style-name="P5" svg:x1="1.127cm" svg:y1="5.039cm" svg:x2="3.482cm" svg:y2="5.065cm"><text:p/></draw:line><draw:ellipse text:anchor-type="paragraph" draw:z-index="2" draw:style-name="gr3" draw:text-style-name="P5" svg:width="0.874cm" svg:height="0.847cm" svg:x="3.164cm" svg:y="4.695cm"><text:p text:style-name="P5">A</text:p></draw:ellipse><draw:line text:anchor-type="paragraph" draw:z-index="3" draw:style-name="gr2" draw:text-style-name="P5" svg:x1="4.038cm" svg:y1="5.092cm" svg:x2="5.731cm" svg:y2="5.092cm"><text:p/></draw:line><draw:line text:anchor-type="paragraph" draw:z-index="4" draw:style-name="gr2" draw:text-style-name="P5" svg:x1="5.731cm" svg:y1="2.314cm" svg:x2="5.652cm" svg:y2="8.082cm"><text:p/></draw:line><draw:line text:anchor-type="paragraph" draw:z-index="5" draw:style-name="gr1" draw:text-style-name="P5" svg:x1="9.991cm" svg:y1="4.616cm" svg:x2="10.017cm" svg:y2="4.854cm"><text:p/></draw:line><draw:line text:anchor-type="paragraph" draw:z-index="6" draw:style-name="gr2" draw:text-style-name="P5" svg:x1="5.731cm" svg:y1="2.314cm" svg:x2="7.662cm" svg:y2="2.314cm"><text:p/></draw:line><draw:ellipse text:anchor-type="paragraph" draw:z-index="7" draw:style-name="gr3" draw:text-style-name="P5" svg:width="0.927cm" svg:height="0.98cm" svg:x="7.424cm" svg:y="1.864cm"><text:p text:style-name="P5">A1</text:p></draw:ellipse><draw:line text:anchor-type="paragraph" draw:z-index="8" draw:style-name="gr2" draw:text-style-name="P5" svg:x1="8.35cm" svg:y1="2.314cm" svg:x2="9.514cm" svg:y2="2.314cm"><text:p/></draw:line><draw:rect text:anchor-type="paragraph" draw:z-index="9" draw:style-name="gr4" draw:text-style-name="P5" svg:width="3.626cm" svg:height="0.795cm" svg:x="9.541cm" svg:y="1.917cm"><text:p text:style-name="P5">R1 = 50 Ω</text:p></draw:rect><draw:line text:anchor-type="paragraph" draw:z-index="10" draw:style-name="gr2" draw:text-style-name="P5" svg:x1="13.166cm" svg:y1="2.288cm" svg:x2="14.701cm" svg:y2="2.288cm"><text:p/></draw:line><draw:line text:anchor-type="paragraph" draw:z-index="11" draw:style-name="gr2" draw:text-style-name="P5" svg:x1="14.7cm" svg:y1="2.288cm" svg:x2="14.753cm" svg:y2="8.109cm"><text:p/></draw:line><draw:line text:anchor-type="paragraph" draw:z-index="12" draw:style-name="gr2" draw:text-style-name="P5" svg:x1="14.753cm" svg:y1="5.172cm" svg:x2="16.393cm" svg:y2="5.172cm"><text:p/></draw:line><draw:line text:anchor-type="paragraph" draw:z-index="13" draw:style-name="gr2" draw:text-style-name="P5" svg:x1="5.652cm" svg:y1="8.082cm" svg:x2="7.345cm" svg:y2="8.082cm"><text:p/></draw:line><draw:ellipse text:anchor-type="paragraph" draw:z-index="14" draw:style-name="gr3" draw:text-style-name="P5" svg:width="0.953cm" svg:height="1.006cm" svg:x="7.213cm" svg:y="7.5cm"><text:p text:style-name="P5">A2</text:p></draw:ellipse><draw:line text:anchor-type="paragraph" draw:z-index="15" draw:style-name="gr2" draw:text-style-name="P5" svg:x1="8.165cm" svg:y1="8.082cm" svg:x2="9.382cm" svg:y2="8.082cm"><text:p/></draw:line><draw:rect text:anchor-type="paragraph" draw:z-index="16" draw:style-name="gr4" draw:text-style-name="P5" svg:width="3.943cm" svg:height="0.874cm" svg:x="9.435cm" svg:y="7.685cm"><text:p text:style-name="P5">R2 = 100 Ω</text:p></draw:rect><draw:rect text:anchor-type="paragraph" draw:z-index="17" draw:style-name="gr1" draw:text-style-name="P5" svg:width="0.027cm" svg:height="0.08cm" svg:x="8.033cm" svg:y="10.94cm"><text:p/></draw:rect><draw:line text:anchor-type="paragraph" draw:z-index="18" draw:style-name="gr2" draw:text-style-name="P5" svg:x1="13.377cm" svg:y1="8.135cm" svg:x2="14.7cm" svg:y2="8.109cm"><text:p/></draw:line><draw:line text:anchor-type="paragraph" draw:z-index="19" draw:style-name="gr1" draw:text-style-name="P5" svg:x1="12.107cm" svg:y1="15.569cm" svg:x2="12.239cm" svg:y2="15.49cm"><text:p/></draw:line><draw:line text:anchor-type="paragraph" draw:z-index="20" draw:style-name="gr2" draw:text-style-name="P5" svg:x1="16.394cm" svg:y1="5.172cm" svg:x2="16.394cm" svg:y2="11.257cm"><text:p/></draw:line><draw:line text:anchor-type="paragraph" draw:z-index="21" draw:style-name="gr2" draw:text-style-name="P5" svg:x1="16.367cm" svg:y1="11.257cm" svg:x2="3.852cm" svg:y2="11.336cm"><text:p/></draw:line><draw:ellipse text:anchor-type="paragraph" draw:z-index="22" draw:style-name="gr3" draw:text-style-name="P5" svg:width="0.9cm" svg:height="1.006cm" svg:x="2.953cm" svg:y="10.702cm"><text:p text:style-name="P5">A</text:p></draw:ellipse><draw:ellipse text:anchor-type="paragraph" draw:z-index="23" draw:style-name="gr1" draw:text-style-name="P5" svg:width="0.003cm" svg:height="0.08cm" svg:x="6.022cm" svg:y="9.749cm"><text:p/></draw:ellipse><draw:line text:anchor-type="paragraph" draw:z-index="24" draw:style-name="gr2" draw:text-style-name="P5" svg:x1="2.953cm" svg:y1="11.31cm" svg:x2="0.995cm" svg:y2="11.31cm"><text:p/></draw:line><draw:ellipse text:anchor-type="paragraph" draw:z-index="25" draw:style-name="gr1" draw:text-style-name="P5" svg:width="0.054cm" svg:height="0.08cm" svg:x="1.418cm" svg:y="13.374cm"><text:p/></draw:ellipse><draw:ellipse text:anchor-type="paragraph" draw:z-index="26" draw:style-name="gr1" draw:text-style-name="P5" svg:width="0.08cm" svg:height="0.027cm" svg:x="1.154cm" svg:y="13.083cm"><text:p/></draw:ellipse><draw:ellipse text:anchor-type="paragraph" draw:z-index="27" draw:style-name="gr1" draw:text-style-name="P5" svg:width="0.398cm" svg:height="0.53cm" svg:x="0.572cm" svg:y="11.072cm"><text:p/></draw:ellipse> <text:s text:c="108"/><text:span text:style-name="T7"><text:s/></text:span><text:span text:style-name="T8">U</text:span><text:span text:style-name="T20">1</text:span><text:span text:style-name="T4">= </text:span><text:span text:style-name="T8">150 </text:span><text:span text:style-name="T10">v</text:span></text:p>
      <text:p text:style-name="P1"><draw:line text:anchor-type="paragraph" draw:z-index="36" draw:style-name="gr1" draw:text-style-name="P5" svg:x1="9.118cm" svg:y1="0.134cm" svg:x2="10.547cm" svg:y2="0.134cm"><text:p/></draw:line><draw:line text:anchor-type="paragraph" draw:z-index="37" draw:style-name="gr1" draw:text-style-name="P5" svg:x1="11.446cm" svg:y1="0.134cm" svg:x2="13.457cm" svg:y2="0.134cm"><text:p/></draw:line><draw:line text:anchor-type="paragraph" draw:z-index="38" draw:style-name="gr1" draw:text-style-name="P5" svg:x1="9.117cm" svg:y1="0.134cm" svg:x2="9.091cm" svg:y2="1.325cm"><text:p/></draw:line><draw:line text:anchor-type="paragraph" draw:z-index="39" draw:style-name="gr1" draw:text-style-name="P5" svg:x1="13.457cm" svg:y1="0.134cm" svg:x2="13.483cm" svg:y2="1.113cm"><text:p/></draw:line></text:p>
      <text:p text:style-name="P1"/>
      <text:p text:style-name="P1"/>
      <text:p text:style-name="P1"/>
      <text:p text:style-name="P1"/>
      <text:p text:style-name="P1"><text:s text:c="64"/></text:p>
      <text:p text:style-name="P1"><text:s text:c="27"/><text:span text:style-name="T7"><text:s/></text:span><text:span text:style-name="T8">I = 4,5</text:span><text:span text:style-name="T4"> A</text:span> <text:s text:c="18"/><text:span text:style-name="T8">I </text:span><text:span text:style-name="T6">1</text:span><text:span text:style-name="T4"> = </text:span><text:span text:style-name="T8">3</text:span><text:span text:style-name="T4"> </text:span><text:span text:style-name="T17">A</text:span></text:p>
      <text:p text:style-name="P1"/>
      <text:p text:style-name="P2"><text:span text:style-name="T2">+</text:span></text:p>
      <text:p text:style-name="P2"><draw:line text:anchor-type="paragraph" draw:z-index="31" draw:style-name="gr1" draw:text-style-name="P5" svg:x1="1.18cm" svg:y1="0.513cm" svg:x2="2.635cm" svg:y2="2.55cm"><text:p/></draw:line></text:p>
      <text:p text:style-name="P2"><draw:ellipse text:anchor-type="paragraph" draw:z-index="30" draw:style-name="gr3" draw:text-style-name="P5" svg:width="0.847cm" svg:height="0.9cm" svg:x="10.626cm" svg:y="0.395cm"><text:p text:style-name="P5">V</text:p></draw:ellipse> <text:s text:c="93"/><text:span text:style-name="T4">U</text:span><text:span text:style-name="T17">2</text:span><text:span text:style-name="T4"> = 150 </text:span><text:span text:style-name="T19">v</text:span></text:p>
      <text:p text:style-name="P2"><draw:line text:anchor-type="paragraph" draw:z-index="33" draw:style-name="gr1" draw:text-style-name="P5" svg:x1="9.223cm" svg:y1="0.33cm" svg:x2="10.625cm" svg:y2="0.33cm"><text:p/></draw:line><draw:line text:anchor-type="paragraph" draw:z-index="35" draw:style-name="gr1" draw:text-style-name="P5" svg:x1="11.472cm" svg:y1="0.329cm" svg:x2="13.615cm" svg:y2="0.303cm"><text:p/></draw:line><draw:line text:anchor-type="paragraph" draw:z-index="40" draw:style-name="gr1" draw:text-style-name="P5" svg:x1="9.223cm" svg:y1="0.33cm" svg:x2="9.197cm" svg:y2="1.494cm"><text:p/></draw:line><draw:line text:anchor-type="paragraph" draw:z-index="41" draw:style-name="gr1" draw:text-style-name="P5" svg:x1="13.615cm" svg:y1="0.303cm" svg:x2="13.615cm" svg:y2="1.256cm"><text:p/></draw:line></text:p>
      <text:p text:style-name="P2"><text:s text:c="53"/><text:span text:style-name="T4">I </text:span><text:span text:style-name="T17">2</text:span><text:span text:style-name="T4">= 1,5 </text:span><text:span text:style-name="T19">A</text:span></text:p>
      <text:p text:style-name="P2"><draw:ellipse text:anchor-type="paragraph" draw:z-index="28" draw:style-name="gr3" draw:text-style-name="P5" svg:width="1.033cm" svg:height="0.98cm" svg:x="2.133cm" svg:y="0.279cm"><text:p text:style-name="P5">V</text:p></draw:ellipse></text:p>
      <text:p text:style-name="P3">U = 150 <text:span text:style-name="T18">V</text:span></text:p>
      <text:p text:style-name="P2"><draw:line text:anchor-type="paragraph" draw:z-index="32" draw:style-name="gr1" draw:text-style-name="P5" svg:x1="2.635cm" svg:y1="0.122cm" svg:x2="1.127cm" svg:y2="2.503cm"><text:p/></draw:line></text:p>
      <text:p text:style-name="P2"/>
      <text:p text:style-name="P2"/>
      <text:p text:style-name="P2"><text:s text:c="32"/><text:span text:style-name="T4">I = 4,5</text:span><text:span text:style-name="T10"> </text:span><text:span text:style-name="T19">A</text:span></text:p>
      <text:p text:style-name="P2"/>
      <text:p text:style-name="P2"/>
      <text:p text:style-name="P4"><draw:line text:anchor-type="paragraph" draw:z-index="34" draw:style-name="gr1" draw:text-style-name="P5" svg:x1="7.53cm" svg:y1="1.132cm" svg:x2="7.556cm" svg:y2="1.423cm"><text:p/></draw:line><text:span text:style-name="T2">-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10-15T12:40:05.761446658</meta:creation-date>
    <dc:date>2019-10-15T13:13:55.647243082</dc:date>
    <dc:creator>papy56 </dc:creator>
    <meta:editing-duration>PT32M5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30" meta:character-count="468" meta:non-whitespace-character-count="46"/>
  </office:meta>
</office:document-meta>
</file>